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2777in"/>
      <style:text-properties style:font-name-asian="標楷體" fo:font-size="20pt" style:font-size-asian="20pt"/>
    </style:style>
    <style:style style:name="P3" style:parent-style-name="內文" style:family="paragraph">
      <style:paragraph-properties fo:text-align="center" fo:line-height="0.2777in"/>
      <style:text-properties style:font-name-asian="標楷體" fo:font-size="20pt" style:font-size-asian="20pt"/>
    </style:style>
    <style:style style:name="P4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5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6" style:parent-style-name="內文" style:family="paragraph">
      <style:paragraph-properties fo:line-height="0.2777in" fo:margin-left="4.2791in" fo:text-indent="-3.8888in">
        <style:tab-stops/>
      </style:paragraph-properties>
      <style:text-properties style:font-name-asian="標楷體" fo:font-size="14pt" style:font-size-asian="14pt"/>
    </style:style>
    <style:style style:name="P7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8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9" style:parent-style-name="內文" style:family="paragraph">
      <style:paragraph-properties fo:line-height="0.2777in" fo:text-indent="0.3888in"/>
      <style:text-properties style:font-name-asian="標楷體" fo:font-size="14pt" style:font-size-asian="14pt"/>
    </style:style>
    <style:style style:name="P10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11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12" style:parent-style-name="內文" style:family="paragraph">
      <style:paragraph-properties fo:line-height="0.2777in" fo:text-indent="0.3888in"/>
      <style:text-properties style:font-name-asian="標楷體" fo:font-size="14pt" style:font-size-asian="14pt"/>
    </style:style>
    <style:style style:name="P13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14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15" style:parent-style-name="內文" style:family="paragraph">
      <style:paragraph-properties fo:line-height="0.2777in" fo:text-indent="0.3888in"/>
      <style:text-properties style:font-name-asian="標楷體" fo:font-size="14pt" style:font-size-asian="14pt"/>
    </style:style>
    <style:style style:name="P16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17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18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19" style:parent-style-name="內文" style:family="paragraph">
      <style:paragraph-properties fo:line-height="0.2777in"/>
      <style:text-properties style:font-name-asian="標楷體" fo:font-size="14pt" style:font-size-asian="14pt"/>
    </style:style>
    <style:style style:name="P20" style:parent-style-name="內文" style:family="paragraph">
      <style:paragraph-properties fo:line-height="0.2777in"/>
    </style:style>
    <style:style style:name="T21" style:parent-style-name="預設段落字型" style:family="text">
      <style:text-properties style:font-name-asian="標楷體" fo:font-size="10pt" style:font-size-asian="10pt"/>
    </style:style>
    <style:style style:name="T22" style:parent-style-name="預設段落字型" style:family="text">
      <style:text-properties style:font-name-asian="標楷體" fo:font-size="14pt" style:font-size-asian="14pt"/>
    </style:style>
    <style:style style:name="T23" style:parent-style-name="預設段落字型" style:family="text">
      <style:text-properties style:font-name-asian="標楷體" fo:font-size="14pt" style:font-size-asian="14pt"/>
    </style:style>
    <style:style style:name="T24" style:parent-style-name="預設段落字型" style:family="text">
      <style:text-properties style:font-name-asian="標楷體" fo:font-size="14pt" style:font-size-asian="14pt"/>
    </style:style>
    <style:style style:name="T25" style:parent-style-name="預設段落字型" style:family="text">
      <style:text-properties style:font-name-asian="標楷體" fo:font-size="14pt" style:font-size-asian="14pt"/>
    </style:style>
    <style:style style:name="T26" style:parent-style-name="預設段落字型" style:family="text">
      <style:text-properties style:font-name-asian="標楷體" fo:font-size="14pt" style:font-size-asian="14pt"/>
    </style:style>
    <style:style style:name="T27" style:parent-style-name="預設段落字型" style:family="text">
      <style:text-properties style:font-name-asian="標楷體" fo:font-size="14pt" style:font-size-asian="14pt"/>
    </style:style>
    <style:style style:name="T28" style:parent-style-name="預設段落字型" style:family="text">
      <style:text-properties style:font-name-asian="標楷體" fo:font-size="14pt" style:font-size-asian="14pt"/>
    </style:style>
    <style:style style:name="T29" style:parent-style-name="預設段落字型" style:family="text">
      <style:text-properties style:font-name-asian="標楷體" fo:font-size="14pt" style:font-size-asian="14pt"/>
    </style:style>
    <style:style style:name="T30" style:parent-style-name="預設段落字型" style:family="text">
      <style:text-properties style:font-name-asian="標楷體" fo:font-size="14pt" style:font-size-asian="14pt"/>
    </style:style>
    <style:style style:name="T31" style:parent-style-name="預設段落字型" style:family="text">
      <style:text-properties style:font-name-asian="標楷體" fo:font-size="14pt" style:font-size-asian="14pt"/>
    </style:style>
    <style:style style:name="T32" style:parent-style-name="預設段落字型" style:family="text">
      <style:text-properties style:font-name-asian="標楷體" fo:font-size="14pt" style:font-size-asian="14pt"/>
    </style:style>
    <style:style style:name="T33" style:parent-style-name="預設段落字型" style:family="text">
      <style:text-properties style:font-name-asian="標楷體" fo:font-size="14pt" style:font-size-asian="14pt"/>
    </style:style>
    <style:style style:name="T34" style:parent-style-name="預設段落字型" style:family="text">
      <style:text-properties style:font-name-asian="標楷體" fo:font-size="14pt" style:font-size-asian="14pt"/>
    </style:style>
    <style:style style:name="T35" style:parent-style-name="預設段落字型" style:family="text">
      <style:text-properties style:font-name-asian="標楷體" fo:font-size="14pt" style:font-size-asian="14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建築執照各項專業報告書檢討切結書</text:p>
      <text:p text:style-name="P3"/>
      <text:p text:style-name="P4"><text:s/></text:p>
      <text:p text:style-name="P5"><text:s text:c="44"/></text:p>
      <text:p text:style-name="P6">起造人<text:s text:c="11"/>等<text:s text:c="4"/>人於新北市<text:s text:c="9"/>區<text:s text:c="7"/>段<text:s text:c="7"/>小段<text:s text:c="9"/>地號等<text:s text:c="5"/>筆土地，<text:s text:c="30"/></text:p>
      <text:p text:style-name="P7"/>
      <text:p text:style-name="P8"><text:s text:c="8"/>建造執照<text:s text:c="24"/>地質鑽探報告書</text:p>
      <text:p text:style-name="P9">申請變更設計案。業經本人詳閱卷內所附<text:s text:c="15"/>並確依報告書內所附資料完成設計，特以此<text:s/></text:p>
      <text:p text:style-name="P10"><text:s text:c="8"/>變更使用<text:s text:c="24"/>結<text:s/>構<text:s/>計<text:s/>算<text:s/>書</text:p>
      <text:p text:style-name="P11"/>
      <text:p text:style-name="P12">證明。</text:p>
      <text:p text:style-name="P13"/>
      <text:p text:style-name="P14"><text:s text:c="12"/>此<text:s text:c="2"/>致</text:p>
      <text:p text:style-name="P15">經濟部水利署臺北水源特定區管理局</text:p>
      <text:p text:style-name="P16"><text:s text:c="41"/>設<text:s text:c="2"/>計<text:s text:c="2"/>人：</text:p>
      <text:p text:style-name="P17"><text:s text:c="41"/>身分證字號：</text:p>
      <text:p text:style-name="P18"><text:s text:c="41"/>住<text:s text:c="6"/>址：</text:p>
      <text:p text:style-name="P19"/>
      <text:p text:style-name="P20"><text:span text:style-name="T21"><draw:frame draw:z-index="251657728" draw:id="id0" draw:style-name="a0" draw:name="Text Box 2" text:anchor-type="paragraph" svg:x="3.75in" svg:y="0.72222in" svg:width="2.625in" svg:height="0.5in" style:rel-width="scale" style:rel-height="scale"><draw:text-box><text:p text:style-name="內文"/></draw:text-box><svg:title/><svg:desc/></draw:frame></text:span><text:span text:style-name="T22"><text:s text:c="9"/></text:span><text:span text:style-name="T23">中</text:span><text:span text:style-name="T24"><text:s text:c="7"/></text:span><text:span text:style-name="T25">華</text:span><text:span text:style-name="T26"><text:s text:c="7"/></text:span><text:span text:style-name="T27">民</text:span><text:span text:style-name="T28"><text:s text:c="8"/></text:span><text:span text:style-name="T29">國</text:span><text:span text:style-name="T30"><text:s text:c="14"/></text:span><text:span text:style-name="T31">年</text:span><text:span text:style-name="T32"><text:s text:c="13"/></text:span><text:span text:style-name="T33">月</text:span><text:span text:style-name="T34"><text:s text:c="13"/></text:span><text:span text:style-name="T35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1in" fo:margin-bottom="0.6888in" fo:margin-right="1in" style:num-format="1" style:writing-mode="lr-tb" style:layout-grid-mode="line" style:layout-grid-lines="23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569in"/>
      </style:header-style>
      <style:footer-style>
        <style:header-footer-properties style:dynamic-spacing="true" fo:min-height="0.559in"/>
      </style:footer-style>
    </style:page-layout>
    <style:style style:name="P2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執 照 各 項 專 業 報 告 書 檢 討 切 結 書</dc:title>
    <meta:initial-creator>user0060393</meta:initial-creator>
    <dc:creator>林茂昌</dc:creator>
    <meta:creation-date>2018-11-14T06:05:00Z</meta:creation-date>
    <dc:date>2018-11-14T06:05:00Z</dc:date>
    <meta:print-date>2018-11-14T06:0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87" meta:character-count="582" meta:row-count="4" meta:non-whitespace-character-count="496"/>
  </office:meta>
</office:document-meta>
</file>